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05cm" fo:min-width="4.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05cm" fo:min-width="4.6cm"/>
    </style:style>
    <style:style style:name="gr3" style:family="graphic" style:parent-style-name="standard">
      <style:graphic-properties draw:textarea-horizontal-align="justify" draw:textarea-vertical-align="middle" draw:auto-grow-height="false" fo:min-height="0.388cm" fo:min-width="0.1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.9cm" svg:height="2.3cm" svg:x="4.5cm" svg:y="8.3cm">
          <text:p text:style-name="P1">Behälter leeren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1cm" svg:height="2.3cm" svg:x="4.392cm" svg:y="12.1cm">
          <text:p text:style-name="P1">Wasser </text:p>
          <text:p text:style-name="P1">einlassen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0.9cm" svg:height="0.9cm" svg:x="1.8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844cm" svg:height="0.962cm" svg:x="2.456cm" svg:y="4.2cm">
          <draw:text-box>
            <text:p>Start</text:p>
          </draw:text-box>
        </draw:frame>
        <draw:frame draw:style-name="gr5" draw:text-style-name="P3" draw:layer="layout" svg:width="3cm" svg:height="0.962cm" svg:x="7.256cm" svg:y="10.928cm">
          <draw:text-box>
            <text:p>Ist leer</text:p>
          </draw:text-box>
        </draw:frame>
        <draw:custom-shape draw:style-name="gr1" draw:text-style-name="P2" xml:id="id1" draw:id="id1" draw:layer="layout" svg:width="4.9cm" svg:height="2.3cm" svg:x="4.5cm" svg:y="4cm">
          <text:p text:style-name="P1">Bereit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cm" svg:height="1.673cm" svg:x="7.3cm" svg:y="6.62cm">
          <draw:text-box>
            <text:p>Taste gedrückt</text:p>
          </draw:text-box>
        </draw:frame>
        <draw:connector draw:style-name="gr7" draw:text-style-name="P2" draw:layer="layout" svg:x1="6.95cm" svg:y1="6.3cm" svg:x2="6.95cm" svg:y2="8.3cm" draw:start-shape="id1" draw:start-glue-point="2" draw:end-shape="id2" draw:end-glue-point="0" svg:d="M6950 6300v2000" svg:viewBox="0 0 1 2001">
          <text:p/>
        </draw:connector>
        <draw:connector draw:style-name="gr7" draw:text-style-name="P2" draw:layer="layout" svg:x1="2.7cm" svg:y1="5.15cm" svg:x2="4.5cm" svg:y2="5.15cm" draw:start-shape="id3" draw:start-glue-point="10" draw:end-shape="id1" draw:end-glue-point="3" svg:d="M2700 5150h1800" svg:viewBox="0 0 1801 1">
          <text:p/>
        </draw:connector>
        <draw:connector draw:style-name="gr7" draw:text-style-name="P2" draw:layer="layout" svg:x1="6.95cm" svg:y1="10.6cm" svg:x2="6.942cm" svg:y2="12.1cm" draw:start-shape="id2" draw:start-glue-point="2" draw:end-shape="id4" svg:d="M6950 10600v750h-8v750" svg:viewBox="0 0 9 1501">
          <text:p/>
        </draw:connector>
        <draw:connector draw:style-name="gr7" draw:text-style-name="P2" draw:layer="layout" draw:line-skew="1.207cm" svg:x1="9.492cm" svg:y1="13.25cm" svg:x2="9.4cm" svg:y2="5.15cm" draw:start-shape="id4" draw:start-glue-point="1" draw:end-shape="id1" draw:end-glue-point="1" svg:d="M9492 13250h1708v-8100h-1800" svg:viewBox="0 0 1801 8101">
          <text:p/>
        </draw:connector>
        <draw:frame draw:style-name="gr8" draw:text-style-name="P3" draw:layer="layout" svg:width="2.301cm" svg:height="0.962cm" svg:x="11.5cm" svg:y="9.8cm">
          <draw:text-box>
            <text:p>Ist voll</text:p>
          </draw:text-box>
        </draw:frame>
        <draw:custom-shape draw:style-name="gr3" draw:text-style-name="P1" xml:id="id5" draw:id="id5" draw:layer="layout" svg:width="0.9cm" svg:height="0.9cm" svg:x="12.268cm" svg:y="3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6.95cm" svg:y1="4cm" svg:x2="12.268cm" svg:y2="3.478cm" draw:start-shape="id1" draw:start-glue-point="0" draw:end-shape="id5" draw:end-glue-point="6" svg:d="M6950 4000v-522h5318" svg:viewBox="0 0 5319 523">
          <text:p/>
        </draw:connector>
        <draw:frame draw:style-name="gr9" draw:text-style-name="P3" draw:layer="layout" svg:width="1.979cm" svg:height="0.962cm" svg:x="8.6cm" svg:y="2.5cm">
          <draw:text-box>
            <text:p>En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4.894cm" fo:margin-left="1cm" fo:margin-right="6.79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3:54:04.458000000</meta:creation-date>
    <dc:date>2017-02-12T14:19:49.640000000</dc:date>
    <meta:editing-duration>PT5M37S</meta:editing-duration>
    <meta:editing-cycles>4</meta:editing-cycles>
    <meta:generator>LibreOffice/5.0.5.2$Windows_x86 LibreOffice_project/55b006a02d247b5f7215fc6ea0fde844b30035b3</meta:generator>
    <meta:document-statistic meta:object-count="15"/>
  </office:meta>
</office:document-meta>
</file>